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pdate statement s<text:s/></text:p>
      <text:p text:style-name="Normal"/>
      <text:p text:style-name="Normal">update store_branch set phone_number="0424335677"<text:s/></text:p>
      <text:p text:style-name="Normal">where branch_id = "1";</text:p>
      <text:p text:style-name="Normal"/>
      <text:p text:style-name="Normal">update branch_product_stock set quantity="600"<text:s/></text:p>
      <text:p text:style-name="Normal">where product_id = "4";</text:p>
      <text:p text:style-name="Normal"/>
      <text:p text:style-name="Normal">update product set name ="beef"<text:s/></text:p>
      <text:p text:style-name="Normal">where product_id = "5";</text:p>
      <text:p text:style-name="Normal"/>
      <text:p text:style-name="Normal">update employee set wage ="18.72"<text:s/></text:p>
      <text:p text:style-name="Normal">where employee_id = "3";</text:p>
      <text:p text:style-name="Normal"/>
      <text:p text:style-name="Normal">delete statements<text:s/></text:p>
      <text:p text:style-name="Normal"/>
      <text:p text:style-name="Normal">delete from customer_visits</text:p>
      <text:p text:style-name="Normal">where customer_id = "5";</text:p>
      <text:p text:style-name="Normal"/>
      <text:p text:style-name="Normal">delete from customer<text:s/></text:p>
      <text:p text:style-name="Normal">where customer_id = "5”;</text:p>
      <text:p text:style-name="Normal"/>
      <text:p text:style-name="Normal">delete from store_branch</text:p>
      <text:p text:style-name="Normal">where branch_id = "2";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mil Seidou</meta:initial-creator>
    <dc:creator>Kamil Seidou</dc:creator>
    <meta:creation-date>2025-11-16T17:44:00Z</meta:creation-date>
    <dc:date>2025-11-16T17:44:00Z</dc:date>
    <meta:template xlink:href="Normal" xlink:type="simple"/>
    <meta:editing-cycles>2</meta:editing-cycles>
    <meta:editing-duration>PT0S</meta:editing-duration>
    <meta:document-statistic meta:page-count="1" meta:paragraph-count="1" meta:word-count="68" meta:character-count="461" meta:row-count="3" meta:non-whitespace-character-count="394"/>
  </office:meta>
</office:document-meta>
</file>